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officeooo:rsid="001619b6" officeooo:paragraph-rsid="001619b6"/>
    </style:style>
    <style:style style:name="P2" style:family="paragraph" style:parent-style-name="Standard">
      <style:text-properties style:font-name="Arial" officeooo:rsid="001619b6" officeooo:paragraph-rsid="0017ebb6"/>
    </style:style>
    <style:style style:name="P3" style:family="paragraph" style:parent-style-name="Text_20_body">
      <style:text-properties style:font-name="Arial" officeooo:rsid="001619b6" officeooo:paragraph-rsid="001619b6"/>
    </style:style>
    <style:style style:name="P4" style:family="paragraph" style:parent-style-name="Text_20_body">
      <style:paragraph-properties fo:margin-top="0cm" fo:margin-bottom="0cm" loext:contextual-spacing="false"/>
      <style:text-properties style:font-name="Arial"/>
    </style:style>
    <style:style style:name="P5" style:family="paragraph" style:parent-style-name="Text_20_body">
      <style:paragraph-properties fo:margin-top="0cm" fo:margin-bottom="0cm" loext:contextual-spacing="false"/>
      <style:text-properties style:font-name="Arial" officeooo:rsid="0017ebb6" officeooo:paragraph-rsid="0017ebb6"/>
    </style:style>
    <style:style style:name="P6" style:family="paragraph" style:parent-style-name="Title">
      <style:text-properties style:font-name="Arial"/>
    </style:style>
    <style:style style:name="P7" style:family="paragraph" style:parent-style-name="Text_20_body">
      <style:paragraph-properties fo:margin-top="0cm" fo:margin-bottom="0cm" loext:contextual-spacing="false"/>
      <style:text-properties style:font-name="Arial" officeooo:rsid="0019a7ec" officeooo:paragraph-rsid="0019a7ec"/>
    </style:style>
    <style:style style:name="P8" style:family="paragraph" style:parent-style-name="Text_20_body">
      <style:paragraph-properties fo:margin-top="0cm" fo:margin-bottom="0cm" loext:contextual-spacing="false"/>
      <style:text-properties style:font-name="Arial" officeooo:rsid="001af1dd" officeooo:paragraph-rsid="001af1dd"/>
    </style:style>
    <style:style style:name="P9" style:family="paragraph" style:parent-style-name="Heading_20_1">
      <style:text-properties style:font-name="Arial" style:text-underline-style="solid" style:text-underline-width="auto" style:text-underline-color="font-color"/>
    </style:style>
    <style:style style:name="P10" style:family="paragraph" style:parent-style-name="Heading_20_2">
      <style:text-properties style:font-name="Arial"/>
    </style:style>
    <style:style style:name="P11" style:family="paragraph" style:parent-style-name="Heading_20_2">
      <style:text-properties style:font-name="Arial" style:text-underline-style="none"/>
    </style:style>
    <style:style style:name="P12" style:family="paragraph" style:parent-style-name="Heading_20_3">
      <style:text-properties style:font-name="Arial"/>
    </style:style>
    <style:style style:name="T1" style:family="text">
      <style:text-properties officeooo:rsid="001619b6"/>
    </style:style>
    <style:style style:name="T2" style:family="text">
      <style:text-properties officeooo:rsid="0017ebb6"/>
    </style:style>
    <style:style style:name="T3" style:family="text">
      <style:text-properties officeooo:rsid="0019a7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rchitecture à base de composants</text:p>
      <text:h text:style-name="P9" text:outline-level="1"><text:span text:style-name="T1">1 </text:span>Représentation d'un composant</text:h>
      <text:h text:style-name="P11" text:outline-level="2">Connecteur ou <text:span text:style-name="T1">i</text:span>nteraction</text:h>
      <text:p text:style-name="P1"><text:span text:style-name="T2">Il existe </text:span>3 types de connecteurs :</text:p>
      <text:p text:style-name="P1">- <text:span text:style-name="T2">i</text:span>mplicites</text:p>
      <text:p text:style-name="P1">- <text:span text:style-name="T2">e</text:span>xplicites</text:p>
      <text:p text:style-name="P2">- <text:span text:style-name="T2">é</text:span>numérés</text:p>
      <text:p text:style-name="P1"/>
      <text:p text:style-name="P1">Les connecteurs sont des blocs de conception architecturaux, ils sont utilisés pour modéliser les interactions entre les composants. Ils incluent des formes simples d'interaction (appel de méthodes, procédures, événements) mais peuvent aussi représenter des interactions complexes (client/serveur, lien SQL entre BD et une application, etc). </text:p>
      <text:h text:style-name="P12" text:outline-level="3">Connecteur explicite</text:h>
      <text:p text:style-name="P3">Les connecteurs sont définis comme un ensemble de rôle et de glue, chaque rôle définit le comportement d'un participant dans l'interaction et la glue définit comment les rôles interagissent entre eux.</text:p>
      <text:h text:style-name="P10" text:outline-level="2">Configuration</text:h>
      <text:p text:style-name="P5">Une configuration est un graphe de composants et de connecteur et définit la façon dont ils sont reliés entre eux. Cette notion est nécessaire pour savoir si les composants sont bien reliés, si leurs interfaces s'accordent, et si leurs connecteurs permettent une communication correct. La configuration doit offrir la possibilité d'un verrou, de connaître le potentiel de performance, de sécurité et de fiabilité.</text:p>
      <text:p text:style-name="P5"/>
      <text:h text:style-name="P10" text:outline-level="2">Mécanismes opérationnels des AOC</text:h>
      <text:p text:style-name="P5">- Instanciation</text:p>
      <text:p text:style-name="P5">- Héritage</text:p>
      <text:p text:style-name="P5">- Composition</text:p>
      <text:p text:style-name="P5">- Généricité</text:p>
      <text:p text:style-name="P5">- Raffinement</text:p>
      <text:p text:style-name="P5"/>
      <text:h text:style-name="P10" text:outline-level="2">Composition</text:h>
      <text:p text:style-name="P5">- Top-down (pas de composants, on les construit. Spécification → composite)</text:p>
      <text:p text:style-name="P5">- Bottom-up (Déjà des composants, et en faire un composite.</text:p>
      <text:p text:style-name="P5">- Mixte (+ répandue)</text:p>
      <text:p text:style-name="P5"/>
      <text:h text:style-name="P11" text:outline-level="2"><text:soft-page-break/>Le raffinement</text:h>
      <text:p text:style-name="P4">- <text:span text:style-name="T3">de structure</text:span></text:p>
      <text:p text:style-name="P4">- <text:span text:style-name="T3">d'entrées/sorties</text:span></text:p>
      <text:p text:style-name="P7"/>
      <text:h text:style-name="Heading_20_1" text:outline-level="1">Projet HADL</text:h>
      <text:p text:style-name="P8">M2→M1 : héritages</text:p>
      <text:p text:style-name="P8">M1→M0 : instances</text:p>
      <text:p text:style-name="P8">M2 packages composants, connecteurs, config.</text:p>
      <text:p text:style-name="P8"/>
      <text:p text:style-name="P8">Ne connaît pas le voisin du voisin = DP Ob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ab-stops/>
      </style:paragraph-properties>
      <style:text-properties fo:font-size="115%" style:text-underline-style="none" fo:font-weight="bold" fo:background-color="transparent"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9T14:15:31.353025303</meta:creation-date>
    <dc:date>2016-10-17T14:23:13.091203436</dc:date>
    <meta:editing-duration>PT19M49S</meta:editing-duration>
    <meta:editing-cycles>3</meta:editing-cycles>
    <meta:generator>LibreOffice/5.0.3.2$Linux_X86_64 LibreOffice_project/00m0$Build-2</meta:generator>
    <meta:document-statistic meta:table-count="0" meta:image-count="0" meta:object-count="0" meta:page-count="2" meta:paragraph-count="30" meta:word-count="237" meta:character-count="1589" meta:non-whitespace-character-count="1381"/>
  </office:meta>
</office:document-meta>
</file>